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122" officeooo:paragraph-rsid="00162122"/>
    </style:style>
    <style:style style:name="P2" style:family="paragraph" style:parent-style-name="Standard">
      <style:text-properties officeooo:paragraph-rsid="00162122"/>
    </style:style>
    <style:style style:name="P3" style:family="paragraph" style:parent-style-name="normal">
      <style:paragraph-properties fo:text-align="center" style:justify-single-word="false"/>
      <style:text-properties officeooo:paragraph-rsid="00162122"/>
    </style:style>
    <style:style style:name="P4" style:family="paragraph" style:parent-style-name="Standard">
      <style:text-properties officeooo:rsid="00162122" officeooo:paragraph-rsid="00162122"/>
    </style:style>
    <style:style style:name="P5" style:family="paragraph" style:parent-style-name="Standard">
      <style:text-properties fo:font-size="12pt" fo:font-weight="bold" officeooo:paragraph-rsid="00162122" style:font-size-asian="12pt" style:font-weight-asian="bold" style:font-size-complex="12pt" style:font-weight-complex="bold"/>
    </style:style>
    <style:style style:name="P6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paragraph-rsid="00162122"/>
    </style:style>
    <style:style style:name="P7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rsid="00162122" officeooo:paragraph-rsid="00162122"/>
    </style:style>
    <style:style style:name="P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rsid="0016c48d" officeooo:paragraph-rsid="0016c4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ões de requisitos - ER</text:p>
      <text:p text:style-name="P1"/>
      <text:p text:style-name="P1">Sistema de Delicias Gourmet</text:p>
      <text:p text:style-name="P1"/>
      <text:p text:style-name="P1">1 – Descrição textual</text:p>
      <text:p text:style-name="P2"/>
      <text:p text:style-name="P5">Estudo de Caso: Sistema da "Delícias Gourmet".</text:p>
      <text:p text:style-name="P3"/>
      <text:p text:style-name="P6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6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6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6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6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6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7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7"/>
      <text:p text:style-name="P8">2 – O que o sistema deve fazer (funções básicas):</text:p>
      <text:p text:style-name="P8"/>
      <text:p text:style-name="P8">Ref.</text:p>
      <text:p text:style-name="P8">R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3:00.772337560</meta:creation-date>
    <dc:date>2023-04-26T21:49:53.286806770</dc:date>
    <meta:editing-duration>PT5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414" meta:character-count="2716" meta:non-whitespace-character-count="2314"/>
  </office:meta>
</office:document-meta>
</file>